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officeooo:paragraph-rsid="001afee1" style:font-size-asian="10pt" style:font-size-complex="10pt"/>
    </style:style>
    <style:style style:name="P3" style:family="paragraph" style:parent-style-name="Standard">
      <style:text-properties style:font-name="Liberation Sans"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rsid="001afee1" officeooo:paragraph-rsid="001afee1" style:font-size-asian="10pt" style:font-size-complex="10pt"/>
    </style:style>
    <style:style style:name="P6" style:family="paragraph" style:parent-style-name="Standard">
      <style:text-properties fo:font-size="10pt" officeooo:paragraph-rsid="001b0bd8" style:font-size-asian="10pt" style:font-size-complex="10pt"/>
    </style:style>
    <style:style style:name="P7" style:family="paragraph" style:parent-style-name="Standard">
      <style:text-properties style:font-name="Liberation Serif" fo:font-size="10pt" officeooo:paragraph-rsid="001afee1" style:font-size-asian="10pt" style:font-size-complex="10pt"/>
    </style:style>
    <style:style style:name="P8" style:family="paragraph" style:parent-style-name="Standard">
      <style:text-properties style:font-name="Liberation Serif" fo:font-size="10pt" officeooo:rsid="001afee1" officeooo:paragraph-rsid="001afee1" style:font-size-asian="10pt" style:font-size-complex="10pt"/>
    </style:style>
    <style:style style:name="T1" style:family="text">
      <style:text-properties style:font-name="Liberation Mono"/>
    </style:style>
    <style:style style:name="T2" style:family="text">
      <style:text-properties officeooo:rsid="001afee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b0bd8"/>
    </style:style>
    <style:style style:name="T5" style:family="text">
      <style:text-properties officeooo:rsid="001de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ome adjustable parameters in RaspberryPi-Pico.xml</text:h>
      <text:p text:style-name="P4">The contents of RaspberryPi-Pico.xml are shown below:</text:p>
      <text:p text:style-name="Standard"/>
      <text:p text:style-name="P1">&lt;?xml version="1.0"?&gt;</text:p>
      <text:p text:style-name="P1"/>
      <text:p text:style-name="P1">&lt;PropertyList&gt;</text:p>
      <text:p text:style-name="P1"><text:s/>&lt;name type="string"&gt;RaspberryPi Pico&lt;/name&gt;</text:p>
      <text:p text:style-name="P1"><text:s text:c="2"/>&lt;button n="0"&gt;</text:p>
      <text:p text:style-name="P1"><text:s text:c="3"/>&lt;desc type="string"&gt;Custom&lt;/desc&gt;</text:p>
      <text:p text:style-name="P1"><text:s text:c="3"/>&lt;repeatable type="string"&gt;true&lt;/repeatable&gt;</text:p>
      <text:p text:style-name="P1"><text:s text:c="3"/>&lt;binding&gt;</text:p>
      <text:p text:style-name="P1"><text:s text:c="4"/>&lt;command type="string"&gt;nasal&lt;/command&gt;</text:p>
      <text:p text:style-name="P1"><text:s text:c="4"/>&lt;script type="string"&gt;controls.elevatorTrim(0.75)&lt;/script&gt;</text:p>
      <text:p text:style-name="P1"><text:s text:c="4"/>&lt;module type="string"&gt;__js0&lt;/module&gt;</text:p>
      <text:p text:style-name="P1"><text:s text:c="2"/>&lt;/binding&gt;</text:p>
      <text:p text:style-name="P1"><text:s/>&lt;/button&gt;</text:p>
      <text:p text:style-name="P1"/>
      <text:p text:style-name="P1"><text:s/>&lt;button n="1"&gt;</text:p>
      <text:p text:style-name="P1"><text:s text:c="2"/>&lt;desc type="string"&gt;Custom&lt;/desc&gt;</text:p>
      <text:p text:style-name="P1"><text:s text:c="2"/>&lt;repeatable type="string"&gt;true&lt;/repeatable&gt;</text:p>
      <text:p text:style-name="P1"><text:s text:c="2"/>&lt;binding&gt;</text:p>
      <text:p text:style-name="P1"><text:s text:c="3"/>&lt;command type="string"&gt;nasal&lt;/command&gt;</text:p>
      <text:p text:style-name="P1"><text:s text:c="3"/>&lt;script type="string"&gt;controls.elevatorTrim(-0.75)&lt;/script&gt;</text:p>
      <text:p text:style-name="P1"><text:s text:c="3"/>&lt;module type="string"&gt;__js0&lt;/module&gt;</text:p>
      <text:p text:style-name="P1"><text:s text:c="2"/>&lt;/binding&gt;</text:p>
      <text:p text:style-name="P1"><text:s/>&lt;/button&gt;</text:p>
      <text:p text:style-name="P1"/>
      <text:p text:style-name="P1"><text:s/>&lt;button n="2"&gt;</text:p>
      <text:p text:style-name="P1"><text:s text:c="2"/>&lt;desc type="string"&gt;Custom&lt;/desc&gt;</text:p>
      <text:p text:style-name="P1"><text:s text:c="2"/>&lt;repeatable type="string"&gt;true&lt;/repeatable&gt;</text:p>
      <text:p text:style-name="P1"><text:s text:c="2"/>&lt;binding&gt;</text:p>
      <text:p text:style-name="P1"><text:s text:c="3"/>&lt;command type="string"&gt;property-adjust&lt;/command&gt;</text:p>
      <text:p text:style-name="P1"><text:s text:c="3"/>&lt;property type="string"&gt;/autopilot/settings/heading-bug-deg&lt;/property&gt;</text:p>
      <text:p text:style-name="P1"><text:s text:c="3"/>&lt;step type="double"&gt;1.0&lt;/step&gt;</text:p>
      <text:p text:style-name="P1"><text:s text:c="2"/>&lt;/binding&gt;</text:p>
      <text:p text:style-name="P1"><text:s/>&lt;/button&gt;</text:p>
      <text:p text:style-name="P1"/>
      <text:p text:style-name="P3">… <text:span text:style-name="T2">three more buttons</text:span></text:p>
      <text:p text:style-name="P1"/>
      <text:p text:style-name="P4"><text:span text:style-name="T1">&lt;/PropertyList&gt;</text:span></text:p>
      <text:p text:style-name="P4"/>
      <text:p text:style-name="P4">The size of each Rotary Encoder click is controlled by the</text:p>
      <text:p text:style-name="P4"/>
      <text:p text:style-name="P2">controls.elevatorTrim(0.75) </text:p>
      <text:p text:style-name="P7"/>
      <text:p text:style-name="P7"><text:span text:style-name="T2">or</text:span></text:p>
      <text:p text:style-name="P7"/>
      <text:p text:style-name="P2"><text:span text:style-name="T2">&lt;step type="double"&gt;1.0&lt;/step&gt;</text:span></text:p>
      <text:p text:style-name="P2"/>
      <text:p text:style-name="P8">where the sign of the number controls the direction of each click, and the value controls the step size.</text:p>
      <text:p text:style-name="P8"/>
      <text:p text:style-name="P6"><text:span text:style-name="T4">For the trim</text:span> the number (0.75) controls the trim movement per click, smaller numbers make for finer adjustments hence smaller trim control movements. A value of (1.25) makes quite a difference in the observable trim control movement. You can try various values of this (remember to change the corresponding negative value (-0.75) in the same way).</text:p>
      <text:p text:style-name="P4"/>
      <text:p text:style-name="P5">The <text:span text:style-name="T1">&lt;step&gt;</text:span><text:span text:style-name="T3"> values of 1.0 or -1.0 are the number of degrees per click. </text:span><text:span text:style-name="T4">Only change the sign of</text:span><text:span text:style-name="T3"> this.</text:span><text:span text:style-name="T1"> 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Dave Attwood</meta:initial-creator>
    <meta:creation-date>2021-11-08T17:08:24.218742362</meta:creation-date>
    <dc:date>2021-11-08T17:44:59.278963056</dc:date>
    <dc:creator>Dave Attwood</dc:creator>
    <meta:editing-duration>PT3M28S</meta:editing-duration>
    <meta:editing-cycles>3</meta:editing-cycles>
    <meta:generator>LibreOffice/7.2.2.2$Linux_X86_64 LibreOffice_project/02b2acce88a210515b4a5bb2e46cbfb63fe97d56</meta:generator>
    <meta:document-statistic meta:table-count="0" meta:image-count="0" meta:object-count="0" meta:page-count="1" meta:paragraph-count="41" meta:word-count="178" meta:character-count="1717" meta:non-whitespace-character-count="1513"/>
  </office:meta>
</office:document-meta>
</file>